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Mäori" svg:font-family="'Arial Mäor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Mäori1" svg:font-family="'Arial Mäo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11915"/>
    </style:style>
    <style:style style:name="P2" style:family="paragraph" style:parent-style-name="Standard">
      <style:paragraph-properties fo:margin-top="0.0693in" fo:margin-bottom="0.139in" style:contextual-spacing="false" fo:line-height="115%"/>
    </style:style>
    <style:style style:name="P3" style:family="paragraph" style:parent-style-name="Note_20_-_20_Italics">
      <style:text-properties style:font-name="Calibri" fo:font-size="11pt" style:font-size-asian="11pt" style:font-size-complex="11pt"/>
    </style:style>
    <style:style style:name="P4" style:family="paragraph" style:parent-style-name="Body">
      <style:text-properties style:font-name="Calibri" fo:font-size="11pt" style:font-size-asian="11pt" style:font-size-complex="11pt"/>
    </style:style>
    <style:style style:name="P5" style:family="paragraph" style:parent-style-name="Body">
      <style:text-properties officeooo:rsid="00011915" officeooo:paragraph-rsid="00011915"/>
    </style:style>
    <style:style style:name="P6" style:family="paragraph" style:parent-style-name="Body" style:master-page-name="Standard">
      <style:paragraph-properties style:page-number="auto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01110d" style:font-size-asian="11pt" style:font-size-complex="11pt"/>
    </style:style>
    <style:style style:name="T4" style:family="text">
      <style:text-properties style:font-name="Calibri" fo:font-size="11pt" officeooo:rsid="00011915" style:font-size-asian="11pt" style:font-size-complex="11pt"/>
    </style:style>
    <style:style style:name="T5" style:family="text">
      <style:text-properties style:font-name="Calibri" fo:font-size="11pt" fo:font-style="italic" style:font-size-asian="11pt" style:font-style-asian="italic" style:font-size-complex="11pt"/>
    </style:style>
    <style:style style:name="T6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Calibri" fo:font-size="11pt" fo:font-style="italic" officeooo:rsid="00011915" style:font-size-asian="11pt" style:font-style-asian="italic" style:font-size-complex="11pt"/>
    </style:style>
    <style:style style:name="T8" style:family="text">
      <style:text-properties style:font-name="Calibri" officeooo:rsid="00011915"/>
    </style:style>
    <style:style style:name="T9" style:family="text">
      <style:text-properties style:font-name="Calibri" fo:font-style="italic" officeooo:rsid="00011915" style:font-style-asian="italic" style:font-style-complex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011915" style:font-style-asian="italic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weight-complex="normal"/>
    </style:style>
    <style:style style:name="T14" style:family="text">
      <style:text-properties fo:font-style="italic" fo:font-weight="normal" officeooo:rsid="00011915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11915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2">Professor Timo Heister</text:span></text:p>
      <text:p text:style-name="P5"><text:span text:style-name="T2">Mathematical Sciences</text:span></text:p>
      <text:p text:style-name="P5"><text:span text:style-name="T2">O-110 Martin Hall</text:span></text:p>
      <text:p text:style-name="P5"><text:span text:style-name="T2">Clemson University</text:span></text:p>
      <text:p text:style-name="P5"><text:span text:style-name="T2">Clemson, SC 29634-0975</text:span></text:p>
      <text:p text:style-name="P4"/>
      <text:p text:style-name="Body"><text:span text:style-name="T2">[</text:span><text:span text:style-name="T6">Date</text:span><text:span text:style-name="T2">]</text:span></text:p>
      <text:p text:style-name="P4"/>
      <text:p text:style-name="P4"/>
      <text:p text:style-name="P4"/>
      <text:p text:style-name="Body"><text:span text:style-name="T2">Dear Professor </text:span><text:span text:style-name="T4">Buffett</text:span><text:span text:style-name="T2">:</text:span></text:p>
      <text:p text:style-name="P4"/>
      <text:p text:style-name="P1"><text:span text:style-name="T1">I am </text:span><text:span text:style-name="T8">a</text:span><text:span text:style-name="T1"> co-author of </text:span><text:span text:style-name="T9">Stability and accuracy of free surface time integration in viscous flows</text:span><text:span text:style-name="T10">, </text:span><text:span text:style-name="T1">which was submitted to </text:span><text:span text:style-name="T9">Physics of Earth and Planetary Interiors</text:span><text:span text:style-name="T15">, manuscript </text:span><text:span text:style-name="T16">reference </text:span><text:span text:style-name="T14">PEPI_2016_38</text:span><text:span text:style-name="T10">, </text:span>on<text:span text:style-name="T10"> June </text:span><text:span text:style-name="T11">7</text:span><text:span text:style-name="T10">, 2016.</text:span></text:p>
      <text:p text:style-name="Body"><text:span text:style-name="T2">I would like to give my permission to </text:span><text:span text:style-name="T4">Ian R. Rose</text:span><text:span text:style-name="T2">, Ph.D. student from Earth and Planetary Science at University of California, Berkeley, to include the mentioned publication in </text:span><text:span text:style-name="T4">his</text:span><text:span text:style-name="T2"> doctoral thesis entitled ‘</text:span><text:span text:style-name="T7">True polar wander in convecting planets</text:span><text:span text:style-name="T2"> ’. </text:span></text:p>
      <text:p text:style-name="P4"/>
      <text:p text:style-name="P4"/>
      <text:p text:style-name="Body"><text:span text:style-name="T2">Sincerely,</text:span></text:p>
      <text:p text:style-name="P4"/>
      <text:p text:style-name="P4"><text:bookmark text:name="_GoBack"/></text:p>
      <text:p text:style-name="P4"/>
      <text:p text:style-name="P4"/>
      <text:p text:style-name="P4"/>
      <text:p text:style-name="P4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Mäori" svg:font-family="'Arial Mäor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Mäori1" svg:font-family="'Arial Mäo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NZ" style:letter-kerning="true" style:font-name-asian="Droid Sans Fallback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margin-top="0.0693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NZ" style:letter-kerning="true" style:font-name-asian="Droid Sans Fallback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in" fo:margin-bottom="0in" style:contextual-spacing="false" fo:line-height="100%" fo:background-color="#297382" fo:padding="0in" fo:border="3pt solid #297382">
        <style:background-image/>
      </style:paragraph-properties>
      <style:text-properties fo:text-transform="uppercase" fo:color="#ffffff" fo:font-size="12pt" fo:letter-spacing="0.0102in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in" fo:margin-bottom="0in" style:contextual-spacing="false" fo:line-height="100%" fo:background-color="#64bcce" fo:padding="0in" fo:border="3pt solid #64bcce">
        <style:background-image/>
      </style:paragraph-properties>
      <style:text-properties fo:text-transform="uppercase" fo:letter-spacing="0.0102in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style:contextual-spacing="false" fo:line-height="100%" fo:padding-left="0in" fo:padding-right="0in" fo:padding-top="0.028in" fo:padding-bottom="0in" fo:border-left="none" fo:border-right="none" fo:border-top="0.74pt solid #297382" fo:border-bottom="none"/>
      <style:text-properties fo:text-transform="uppercase" fo:color="#143940" fo:letter-spacing="0.0102in"/>
    </style:style>
    <style:style style:name="Heading_20_4" style:display-name="Heading 4" style:family="paragraph" style:parent-style-name="Subtitle" style:next-style-name="Standard" style:auto-update="true" style:default-outline-level="4" style:list-style-name="" style:class="text">
      <style:text-properties fo:color="#32a0af" fo:font-size="11pt" style:font-size-asian="11pt" style:font-name-complex="F" style:font-family-generic-complex="system" style:font-pitch-complex="variable" style:font-size-complex="11pt"/>
    </style:style>
    <style:style style:name="Subtitle" style:family="paragraph" style:parent-style-name="Standard" style:next-style-name="Standard" style:auto-update="true" style:default-outline-level="" style:class="chapter">
      <style:paragraph-properties fo:margin-top="0.0835in" fo:margin-bottom="0.0835in" style:contextual-spacing="false" fo:line-height="100%"/>
      <style:text-properties fo:text-transform="uppercase" fo:color="#339fad" fo:font-size="10.5pt" fo:letter-spacing="0.0071in" fo:font-weight="bold" style:font-size-asian="10.5pt" style:font-weight-asian="bold" style:font-size-complex="10.5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line-height="100%" fo:padding-left="0in" fo:padding-right="0in" fo:padding-top="0in" fo:padding-bottom="0.0138in" fo:border-left="none" fo:border-right="none" fo:border-top="none" fo:border-bottom="0.74pt solid #297382"/>
      <style:text-properties fo:text-transform="uppercase" fo:color="#1e5561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line-height="100%" fo:padding-left="0in" fo:padding-right="0in" fo:padding-top="0in" fo:padding-bottom="0.0138in" fo:border-left="none" fo:border-right="none" fo:border-top="none" fo:border-bottom="0.74pt dotted #297382"/>
      <style:text-properties fo:text-transform="uppercase" fo:color="#1e5561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line-height="100%"/>
      <style:text-properties fo:text-transform="uppercase" fo:color="#1e5561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line-height="100%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line-height="100%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color="#1e5561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auto-update="true" style:default-outline-level="" style:class="chapter">
      <style:paragraph-properties fo:margin-top="0.0835in" fo:margin-bottom="0.1665in" style:contextual-spacing="false" fo:line-height="100%"/>
      <style:text-properties fo:text-transform="uppercase" fo:color="#297382" style:font-name="Calibri Light" fo:font-family="'Calibri Light'" style:font-family-generic="roman" style:font-pitch="variable" fo:font-size="14pt" fo:letter-spacing="0.0071in" fo:font-weight="bold" style:font-size-asian="14pt" style:font-weight-asian="bold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.0693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text-indent="0in" style:auto-text-indent="false"/>
    </style:style>
    <style:style style:name="Quote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style:contextual-spacing="false" fo:line-height="100%" fo:text-align="center" style:justify-single-word="false" fo:text-indent="0in" style:auto-text-indent="false"/>
      <style:text-properties fo:color="#297382" fo:font-size="12pt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B_20_Sub_20_Heading_20_1" style:display-name="HB Sub Heading 1" style:family="paragraph" style:parent-style-name="Heading_20_1" style:auto-update="true" style:default-outline-level="">
      <style:paragraph-properties fo:margin-top="0in" fo:margin-bottom="0.0835in" style:contextual-spacing="false" fo:background-color="#ffffff" fo:padding="0in" fo:border="none" fo:keep-with-next="always">
        <style:background-image/>
      </style:paragraph-properties>
      <style:text-properties fo:font-variant="normal" fo:text-transform="none" fo:color="#297382" fo:letter-spacing="normal" style:font-name-asian="Times New Roman" style:font-family-asian="'Times New Roman'" style:font-family-generic-asian="system" style:font-pitch-asian="variable" style:font-size-complex="11pt"/>
    </style:style>
    <style:style style:name="HB_20_MAIN_20_PAGE_20_HEADING_20_1" style:display-name="HB MAIN PAGE HEADING 1" style:family="paragraph" style:parent-style-name="Standard" style:auto-update="true" style:default-outline-level="">
      <style:paragraph-properties fo:margin-top="0.1665in" fo:margin-bottom="0.0835in" style:contextual-spacing="false" fo:line-height="100%"/>
      <style:text-properties fo:color="#339fad" fo:font-size="14pt" fo:font-weight="bold" style:font-size-asian="14pt" style:font-weight-asian="bold" style:font-size-complex="14pt"/>
    </style:style>
    <style:style style:name="Doctoral_20_Section" style:display-name="Doctoral Section" style:family="paragraph" style:parent-style-name="Standard" style:auto-update="true" style:default-outline-level="">
      <style:paragraph-properties fo:margin-top="0in" fo:margin-bottom="0.0835in" style:contextual-spacing="false" fo:line-height="100%"/>
      <style:text-properties fo:color="#339fad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ection" style:display-name="HB Doctoral Section" style:family="paragraph" style:parent-style-name="Standard" style:auto-update="true" style:default-outline-level="">
      <style:paragraph-properties fo:margin-top="0in" fo:margin-bottom="0.0835in" style:contextual-spacing="false" fo:line-height="100%"/>
      <style:text-properties fo:color="#7030a0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ubH" style:display-name="HB Doctoral SubH" style:family="paragraph" style:parent-style-name="Heading_20_3" style:auto-update="true" style:default-outline-level="">
      <style:paragraph-properties fo:margin-top="0in" fo:margin-bottom="0in" style:contextual-spacing="false" style:line-height-at-least="0.139in" fo:text-align="justify" style:justify-single-word="false" fo:hyphenation-ladder-count="no-limit" fo:padding="0in" fo:border="none" style:vertical-align="middle"/>
      <style:text-properties fo:font-variant="normal" fo:text-transform="none" fo:color="#538135" style:font-name="Calibri" fo:font-family="Calibri" style:font-family-generic="roman" style:font-pitch="variable" fo:font-size="8pt" fo:letter-spacing="normal" fo:language="en" fo:country="GB" fo:font-weight="bold" style:font-name-asian="Times New Roman" style:font-family-asian="'Times New Roman'" style:font-family-generic-asian="system" style:font-pitch-asian="variable" style:font-size-asian="8pt" style:font-weight-asian="bold" style:font-name-complex="Tahoma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HB_20_Doctoral" style:display-name="HB Doctoral" style:family="paragraph" style:parent-style-name="Standard" style:auto-update="true" style:default-outline-level="">
      <style:paragraph-properties fo:margin-top="0in" fo:margin-bottom="0.0835in" style:contextual-spacing="false" fo:line-height="100%" fo:hyphenation-ladder-count="no-limit" fo:keep-with-next="always" style:vertical-align="middle"/>
      <style:text-properties fo:color="#7030a0" style:font-name="Arial Mäori" fo:font-family="'Arial Mäori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HB_20_MasterHons" style:display-name="HB MasterHons" style:family="paragraph" style:parent-style-name="Standard" style:auto-update="true" style:default-outline-level="">
      <style:paragraph-properties fo:margin-top="0in" fo:margin-bottom="0.0835in" style:contextual-spacing="false" fo:line-height="100%" fo:text-align="justify" style:justify-single-word="false" fo:hyphenation-ladder-count="no-limit" style:vertical-align="middle"/>
      <style:text-properties fo:color="#1f3864" style:font-name="Arial Mäori" fo:font-family="'Arial Mäori'" style:font-family-generic="roman" style:font-pitch="variable" fo:font-size="12pt" fo:language="en" fo:country="GB" fo:font-weight="bold" style:font-size-asian="12pt" style:font-weight-asian="bold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HB_20_Masters_2f_Hons_20_SubH" style:display-name="HB Masters/Hons SubH" style:family="paragraph" style:parent-style-name="Heading_20_3" style:auto-update="true" style:default-outline-level="">
      <style:paragraph-properties fo:margin-top="0in" fo:margin-bottom="0in" style:contextual-spacing="false" style:line-height-at-least="0.139in" fo:text-align="justify" style:justify-single-word="false" fo:hyphenation-ladder-count="no-limit" fo:padding="0in" fo:border="none" style:vertical-align="middle"/>
      <style:text-properties fo:font-variant="normal" fo:text-transform="none" fo:color="#4472c4" style:font-name="Arial Mäori" fo:font-family="'Arial Mäori'" style:font-family-generic="roman" style:font-pitch="variable" fo:font-size="8pt" fo:letter-spacing="normal" fo:language="en" fo:country="GB" fo:font-weight="bold" style:font-size-asian="8pt" style:font-weight-asian="bold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HB_20_Forms" style:display-name="HB Forms" style:family="paragraph" style:parent-style-name="Standard" style:auto-update="true" style:default-outline-level="">
      <style:paragraph-properties fo:margin-top="0in" fo:margin-bottom="0.0835in" style:contextual-spacing="false" fo:line-height="100%" fo:text-align="justify" style:justify-single-word="false" fo:hyphenation-ladder-count="no-limit" style:vertical-align="middle"/>
      <style:text-properties fo:color="#000000" style:font-name="Arial Mäori" fo:font-family="'Arial Mäori'" style:font-family-generic="roman" style:font-pitch="variable" fo:font-size="10pt" fo:language="en" fo:country="GB" fo:font-style="italic" fo:font-weight="bold" style:font-size-asian="10pt" style:font-style-asian="italic" style:font-weight-asian="bold" style:font-name-complex="Arial Mäori1" style:font-family-complex="'Arial Mäori'" style:font-family-generic-complex="system" style:font-pitch-complex="variable" style:font-size-complex="10pt" fo:hyphenate="false" fo:hyphenation-remain-char-count="2" fo:hyphenation-push-char-count="2"/>
    </style:style>
    <style:style style:name="Note_20_-_20_Italics" style:display-name="Note - Italics" style:family="paragraph" style:parent-style-name="Standard" style:default-outline-level="">
      <style:paragraph-properties fo:margin-top="0in" fo:margin-bottom="0in" style:contextual-spacing="false" style:line-height-at-least="0.111in" fo:hyphenation-ladder-count="no-limit" style:vertical-align="middle"/>
      <style:text-properties fo:color="#000000" style:font-name="Arial Mäori" fo:font-family="'Arial Mäori'" style:font-family-generic="roman" style:font-pitch="variable" fo:font-size="7pt" fo:language="en" fo:country="GB" fo:font-style="italic" style:font-size-asian="7pt" style:font-style-asian="italic" style:font-name-complex="Arial Mäori1" style:font-family-complex="'Arial Mäori'" style:font-family-generic-complex="system" style:font-pitch-complex="variable" style:font-size-complex="7pt" style:font-style-complex="italic" fo:hyphenate="false" fo:hyphenation-remain-char-count="2" fo:hyphenation-push-char-count="2"/>
    </style:style>
    <style:style style:name="web_20_link" style:display-name="web link" style:family="paragraph" style:parent-style-name="Standard" style:default-outline-level="">
      <style:paragraph-properties fo:margin-top="0in" fo:margin-bottom="0in" style:contextual-spacing="false" style:line-height-at-least="0.111in" fo:hyphenation-ladder-count="no-limit" style:vertical-align="middle"/>
      <style:text-properties fo:color="#000000" style:font-name="Arial Mäori" fo:font-family="'Arial Mäori'" style:font-family-generic="roman" style:font-pitch="variable" fo:font-size="7pt" fo:language="en" fo:country="GB" style:font-size-asian="7pt" style:font-name-complex="Arial Mäori1" style:font-family-complex="'Arial Mäori'" style:font-family-generic-complex="system" style:font-pitch-complex="variable" style:font-size-complex="7pt" fo:hyphenate="false" fo:hyphenation-remain-char-count="2" fo:hyphenation-push-char-count="2"/>
    </style:style>
    <style:style style:name="Body" style:family="paragraph" style:parent-style-name="Standard" style:default-outline-level="">
      <style:paragraph-properties fo:margin-top="0in" fo:margin-bottom="0in" style:contextual-spacing="false" style:line-height-at-least="0.139in" fo:text-align="justify" style:justify-single-word="false" fo:hyphenation-ladder-count="no-limit" style:vertical-align="middle"/>
      <style:text-properties fo:color="#000000" style:font-name="Arial Mäori" fo:font-family="'Arial Mäori'" style:font-family-generic="roman" style:font-pitch="variable" fo:font-size="8pt" fo:language="en" fo:country="GB" style:font-size-asian="8pt" style:font-name-complex="Arial Mäori1" style:font-family-complex="'Arial Mäori'" style:font-family-generic-complex="system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font-size="12pt" fo:letter-spacing="0.0102in" fo:background-color="#297382" style:font-size-asian="12pt" style:font-name-complex="F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text-transform="uppercase" fo:font-size="11pt" fo:letter-spacing="0.0102in" fo:background-color="#64bcce" style:font-size-asian="11pt" style:font-name-complex="F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fo:text-transform="uppercase" fo:color="#143940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32a0af" fo:font-size="11pt" fo:letter-spacing="0.0071in" fo:font-weight="bold" style:font-size-asian="11pt" style:font-weight-asian="bold" style:font-name-complex="F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text-transform="uppercase" fo:color="#1e5561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1e5561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1e5561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text-transform="uppercase" fo:color="#297382" style:font-name="Calibri Light" fo:font-family="'Calibri Light'" style:font-family-generic="roman" style:font-pitch="variable" fo:font-size="14pt" fo:letter-spacing="0.0071in" fo:font-weight="bold" style:font-size-asian="14pt" style:font-weight-asian="bold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339fad" fo:font-size="10.5pt" fo:letter-spacing="0.0071in" fo:font-weight="bold" style:font-size-asian="10.5pt" style:font-weight-asian="bold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43940" fo:letter-spacing="0.0035in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297382" fo:font-size="12pt" style:font-size-asian="12pt" style:font-size-complex="12pt"/>
    </style:style>
    <style:style style:name="Subtle_20_Emphasis" style:display-name="Subtle Emphasis" style:family="text">
      <style:text-properties fo:color="#14394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43940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297382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297382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Doctoral_20_Section_20_Char" style:display-name="Doctoral Section Char" style:family="text" style:parent-style-name="Default_20_Paragraph_20_Font">
      <style:text-properties fo:color="#339fad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ection_20_Char" style:display-name="HB Doctoral Section Char" style:family="text" style:parent-style-name="Default_20_Paragraph_20_Font">
      <style:text-properties fo:color="#7030a0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Doctoral_20_SubH_20_Char" style:display-name="HB Doctoral SubH Char" style:family="text" style:parent-style-name="Heading_20_3_20_Char">
      <style:text-properties fo:font-variant="normal" fo:text-transform="none" fo:color="#538135" style:font-name="Calibri" fo:font-family="Calibri" style:font-family-generic="roman" style:font-pitch="variable" fo:font-size="8pt" fo:letter-spacing="0.0102in" fo:language="en" fo:country="GB" fo:font-weight="bold" style:font-name-asian="Times New Roman" style:font-family-asian="'Times New Roman'" style:font-family-generic-asian="system" style:font-pitch-asian="variable" style:font-size-asian="8pt" style:font-weight-asian="bold" style:font-name-complex="Tahoma" style:font-family-complex="Tahoma" style:font-family-generic-complex="system" style:font-pitch-complex="variable" style:font-size-complex="8pt"/>
    </style:style>
    <style:style style:name="HB_20_Doctoral_20_Char" style:display-name="HB Doctoral Char" style:family="text" style:parent-style-name="Default_20_Paragraph_20_Font">
      <style:text-properties fo:color="#7030a0" style:font-name="Arial Mäori" fo:font-family="'Arial Mäori'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/>
    </style:style>
    <style:style style:name="HB_20_MasterHons_20_Char" style:display-name="HB MasterHons Char" style:family="text" style:parent-style-name="Default_20_Paragraph_20_Font">
      <style:text-properties fo:color="#1f3864" style:font-name="Arial Mäori" fo:font-family="'Arial Mäori'" style:font-family-generic="roman" style:font-pitch="variable" fo:font-size="12pt" fo:language="en" fo:country="GB" fo:font-weight="bold" style:font-size-asian="12pt" style:font-weight-asian="bold" style:font-name-complex="Arial Mäori1" style:font-family-complex="'Arial Mäori'" style:font-family-generic-complex="system" style:font-pitch-complex="variable" style:font-size-complex="8pt"/>
    </style:style>
    <style:style style:name="HB_20_Masters_2f_Hons_20_SubH_20_Char" style:display-name="HB Masters/Hons SubH Char" style:family="text" style:parent-style-name="Heading_20_3_20_Char">
      <style:text-properties fo:font-variant="normal" fo:text-transform="none" fo:color="#4472c4" style:font-name="Arial Mäori" fo:font-family="'Arial Mäori'" style:font-family-generic="roman" style:font-pitch="variable" fo:font-size="8pt" fo:letter-spacing="0.0102in" fo:language="en" fo:country="GB" fo:font-weight="bold" style:font-size-asian="8pt" style:font-weight-asian="bold" style:font-name-complex="Arial Mäori1" style:font-family-complex="'Arial Mäori'" style:font-family-generic-complex="system" style:font-pitch-complex="variable" style:font-size-complex="8pt"/>
    </style:style>
    <style:style style:name="HB_20_Forms_20_Char" style:display-name="HB Forms Char" style:family="text" style:parent-style-name="Default_20_Paragraph_20_Font">
      <style:text-properties fo:color="#000000" style:font-name="Arial Mäori" fo:font-family="'Arial Mäori'" style:font-family-generic="roman" style:font-pitch="variable" fo:language="en" fo:country="GB" fo:font-style="italic" fo:font-weight="bold" style:font-style-asian="italic" style:font-weight-asian="bold" style:font-name-complex="Arial Mäori1" style:font-family-complex="'Arial Mäo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Wilson</meta:initial-creator>
    <dc:creator>Ian Rose</dc:creator>
    <meta:editing-cycles>2</meta:editing-cycles>
    <meta:creation-date>2016-06-15T21:13:00</meta:creation-date>
    <dc:date>2016-07-11T15:22:59.269489586</dc:date>
    <meta:editing-duration>PT3S</meta:editing-duration>
    <meta:generator>LibreOffice/4.2.8.2$Linux_X86_64 LibreOffice_project/420m0$Build-2</meta:generator>
    <meta:document-statistic meta:table-count="0" meta:image-count="0" meta:object-count="0" meta:page-count="1" meta:paragraph-count="10" meta:word-count="91" meta:character-count="599" meta:non-whitespace-character-count="517"/>
    <meta:user-defined meta:name="AppVersion">14.0000</meta:user-defined>
    <meta:user-defined meta:name="Company">AU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